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2cm" svg:x="7.1cm" svg:y="5.1cm">
          <text:p text:style-name="P1">Main windo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4.7cm" svg:height="1.9cm" svg:x="2.9cm" svg:y="10cm">
          <text:p text:style-name="P1">wri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4.2cm" svg:height="1.8cm" svg:x="12.3cm" svg:y="10.1cm">
          <text:p text:style-name="P1">searc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6.6cm" svg:y1="2.1cm" svg:x2="9.5cm" svg:y2="5cm">
          <text:p/>
        </draw:line>
        <draw:line draw:style-name="gr2" draw:text-style-name="P1" draw:layer="layout" svg:x1="9.4cm" svg:y1="7.4cm" svg:x2="5.3cm" svg:y2="9.9cm">
          <text:p/>
        </draw:line>
        <draw:line draw:style-name="gr2" draw:text-style-name="P1" draw:layer="layout" svg:x1="10.1cm" svg:y1="7.4cm" svg:x2="13.3cm" svg:y2="9.9cm">
          <text:p/>
        </draw:line>
        <draw:frame draw:style-name="gr3" draw:layer="layout" svg:width="3.3cm" svg:height="1.65cm" svg:x="8.5cm" svg:y="3.15cm">
          <draw:text-box>
            <text:p>activation</text:p>
          </draw:text-box>
        </draw:frame>
        <draw:frame draw:style-name="gr3" draw:layer="layout" svg:width="3.3cm" svg:height="1.65cm" svg:x="4.6cm" svg:y="7.85cm">
          <draw:text-box>
            <text:p>activation</text:p>
          </draw:text-box>
        </draw:frame>
        <draw:frame draw:style-name="gr3" draw:layer="layout" svg:width="3.3cm" svg:height="1.65cm" svg:x="12cm" svg:y="8.05cm">
          <draw:text-box>
            <text:p>activ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3</meta:editing-cycles>
    <meta:generator>LibreOffice/4.2.6.2$Windows_x86 LibreOffice_project/185f2ce4dcc34af9bd97dec29e6d42c39557298f</meta:generator>
    <dc:date>2019-11-23T12:06:15.078000000</dc:date>
    <meta:document-statistic meta:object-count="9"/>
  </office:meta>
</office:document-meta>
</file>